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5.006cm" svg:height="4.93cm" svg:x="2.497cm" svg:y="3.132cm" svg:viewBox="0 0 5007 4931" svg:d="M2383 4176c980 10 2089-499 2019-1602-71-1104-952-1973-1851-1828s-1825 738-1932 1851c-108 1114 784 1568 1764 1579zM5004 2213c61 1309-796 2561-2630 2705-1833 145-2460-924-2365-2252 96-1327 1315-2510 2679-2653 1362-142 2255 891 2316 2200z">
          <text:p/>
        </draw:path>
        <draw:path draw:style-name="gr2" draw:text-style-name="P1" draw:layer="layout" svg:width="1.141cm" svg:height="3.156cm" draw:transform="rotate (-1.57515964992488) translate (6.63687155527411cm 1.7085730027045cm)" svg:viewBox="0 0 1142 3157" svg:d="M1106 2817c-448-492-288-814-150-1177 137-364 390-1003-115-1615-91-100-766 123-657 275 332 367 140 647-63 1171s-190 995 346 1648c130 157 704-219 639-302z">
          <text:p/>
        </draw:path>
        <draw:path draw:style-name="gr2" draw:text-style-name="P1" draw:layer="layout" svg:width="0.903cm" svg:height="0.661cm" draw:transform="skewX (0.00122173047639602) rotate (-2.15687788961459) translate (7.0296401432272cm 1.9766888905431cm)" svg:viewBox="0 0 904 662" svg:d="M527 644c137-64 329-219 367-367 35-139-27-185-184-243-156-57-352-32-459-3-277 72-309 187-173 370 136 181 314 308 449 243z">
          <text:p/>
        </draw:path>
        <draw:path draw:style-name="gr2" draw:text-style-name="P1" draw:layer="layout" svg:width="0.902cm" svg:height="0.661cm" draw:transform="rotate (-2.15687788961459) translate (4.28479114539869cm 2.19662810846249cm)" svg:viewBox="0 0 903 662" svg:d="M527 644c137-64 329-219 367-367 35-139-27-185-184-243-155-57-351-32-459-3-276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7T21:55:08.707000000</dc:date>
    <meta:editing-duration>PT3M7S</meta:editing-duration>
    <meta:editing-cycles>3</meta:editing-cycles>
    <meta:generator>LibreOffice/24.2.4.2$Windows_X86_64 LibreOffice_project/51a6219feb6075d9a4c46691dcfe0cd9c4fff3c2</meta:generator>
    <meta:document-statistic meta:object-count="4"/>
  </office:meta>
</office:document-meta>
</file>